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5da3" officeooo:paragraph-rsid="001b5da3"/>
    </style:style>
    <style:style style:name="P2" style:family="paragraph" style:parent-style-name="Standard">
      <style:paragraph-properties fo:text-align="start" style:justify-single-word="false"/>
      <style:text-properties officeooo:rsid="001b5da3" officeooo:paragraph-rsid="001b5da3"/>
    </style:style>
    <style:style style:name="P3" style:family="paragraph" style:parent-style-name="Standard">
      <style:paragraph-properties fo:text-align="start" style:justify-single-word="false"/>
      <style:text-properties officeooo:rsid="001cee4c" officeooo:paragraph-rsid="001cee4c"/>
    </style:style>
    <style:style style:name="P4" style:family="paragraph" style:parent-style-name="Standard">
      <style:paragraph-properties fo:text-align="start" style:justify-single-word="false"/>
      <style:text-properties officeooo:rsid="001eb965" officeooo:paragraph-rsid="001eb965"/>
    </style:style>
    <style:style style:name="P5" style:family="paragraph" style:parent-style-name="Standard">
      <style:paragraph-properties fo:margin-top="0.101cm" fo:margin-bottom="0.101cm" style:contextual-spacing="false" fo:text-align="start" style:justify-single-word="false"/>
      <style:text-properties officeooo:rsid="001eb965" officeooo:paragraph-rsid="001eb965"/>
    </style:style>
    <style:style style:name="T1" style:family="text">
      <style:text-properties officeooo:rsid="001cee4c"/>
    </style:style>
    <style:style style:name="T2" style:family="text">
      <style:text-properties officeooo:rsid="001ec343"/>
    </style:style>
    <style:style style:name="T3" style:family="text">
      <style:text-properties officeooo:rsid="001fc026"/>
    </style:style>
    <style:style style:name="T4" style:family="text">
      <style:text-properties officeooo:rsid="00216fc0"/>
    </style:style>
    <style:style style:name="gr1" style:family="graphic">
      <style:graphic-properties draw:textarea-horizontal-align="justify" draw:textarea-vertical-align="middle" draw:auto-grow-height="false" fo:min-height="2.044cm" fo:min-width="3.5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503cm" fo:min-width="8.599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</text:p>
      <text:p text:style-name="P2">1) De<text:span text:style-name="T1">t</text:span>allar como interconectar <text:span text:style-name="T1">equipos en una LAN (dif. confg. de la red) Considerar HW, SW y parámetros. Esquematizar</text:span></text:p>
      <text:p text:style-name="P3">2) Identificar problemas y errores a nivel de HW y SW. Detallar soluciones.</text:p>
      <text:p text:style-name="P3"/>
      <text:p text:style-name="P3"><draw:custom-shape text:anchor-type="paragraph" draw:z-index="0" draw:name="Forma1" draw:style-name="gr1" svg:width="4.208cm" svg:height="2.726cm" svg:x="0.483cm" svg:y="2.976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1) Primero vamos al gestor de paquetes para buscar los paquetes llamados Samba y los instalamos, una vez hecho esto en dos computadoras diferentes necesitamos un cable de internet para conectar las dos computadoras. Una ves conectadas, vamos a la aplicación archivos para buscar la opción de Otras ubicaciones. Luego ponemos la dirección IP a la que queramos conectarnos en la barra donde dice:”Conectar al servidor”.</text:p>
      <text:p text:style-name="P3"/>
      <text:p text:style-name="P3"><draw:custom-shape text:anchor-type="paragraph" draw:z-index="2" draw:name="Forma1_4" draw:style-name="gr1" svg:width="4.208cm" svg:height="2.726cm" svg:x="12.998cm" svg:y="0.002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P3"/>
      <text:p text:style-name="P3"><draw:custom-shape text:anchor-type="paragraph" draw:z-index="1" draw:name="Forma2" draw:style-name="gr2" svg:width="8.6cm" svg:height="0.503cm" svg:x="4.399cm" svg:y="0.272cm"><text:p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4"><text:s text:c="10"/>Computadora <text:s text:c="38"/>Cable de red <text:s text:c="37"/>Computadora</text:p>
      <text:p text:style-name="P4"/>
      <text:p text:style-name="P5">2) HW: El cable de Ethernet puede estar en terribles condiciones debido al uso frecuente de este, esto no parece tener solución que el de reemplazarlo con uno mas nuevo <text:span text:style-name="T3">otro problema puede ser que el router este defectuoso o mal configurado, esto genera que la red sea inestable, y que se pierda cualquier archivo que se comparta, esto se puede solucionar verificando la solución y asegurándote de que este actualizado y funcionando correctamente </text:span></text:p>
      <text:p text:style-name="P4">SW: Existen muchos errores y problemas para <text:span text:style-name="T2">la parte de SW</text:span> como: olvidar descargar un paquete Samba <text:s/>o que los paquete Samba se corrompan esto provoca que la computadora no se pueda conectar con la otra pero la otr<text:span text:style-name="T2">a</text:span> computadora si, la mejor manera de solucionar esto es reinstalar los paquetes Samba <text:span text:style-name="T2">en el gestor de paquetes</text:span>, ot<text:span text:style-name="T2">r</text:span>o problema puede ser el <text:span text:style-name="T3">que las direcciones IP </text:span><text:span text:style-name="T4">estén mal asignadas, esto provoca la incapacitación de comunicare con otras dispositivos conectados, la solución mas efectiva es organizar de forma correcta las direcciones IP deforma que <text:s/>todas estarán bien conectadas dentro del rango de red. También puede haber un problemas en autentificar las cuentas de los usuarios, esto genera que otros usuarios no puedan entrar a sus cuentas para poder conectarse, esto se soluciona asegurándote de que todos los usuarios y contraseñas estén bien configurados en el sistem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2:14:29.226422134</meta:creation-date>
    <dc:date>2024-05-17T13:36:20.919328867</dc:date>
    <meta:editing-duration>PT2M56S</meta:editing-duration>
    <meta:editing-cycles>1</meta:editing-cycles>
    <meta:document-statistic meta:table-count="0" meta:image-count="0" meta:object-count="0" meta:page-count="1" meta:paragraph-count="7" meta:word-count="323" meta:character-count="2076" meta:non-whitespace-character-count="1672"/>
    <meta:generator>LibreOffice/7.0.4.2$Linux_X86_64 LibreOffice_project/00$Build-2</meta:generator>
  </office:meta>
</office:document-meta>
</file>